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r Tales Update Briefing 3</text:p>
      <text:p text:style-name="P1">From Sir Montes, 5 May 2017</text:p>
      <text:p text:style-name="Standard"/>
      <text:p text:style-name="Standard">It has been confirmed that this will be a full blown Web Page, we were already aware that we did not need to make the code responsive but now we do not need to make a portable device sized page. ALL HTML CODERS, full size pages please. What is the resolution that we want to use?</text:p>
      <text:p text:style-name="Standard"/>
      <text:p text:style-name="Standard">Sir mentioned a way to control the date and not allow a user to manually input an improper date such as <text:s/>February 31, so we need to give them an actual calender to choose from when scheduling their transaction. </text:p>
      <text:p text:style-name="Standard"/>
      <text:p text:style-name="Standard">SP's are freelancers, part time workers who do not work for the business owner of Fur Tales, they can create their own work hours. The owner, the admin, nor the client controls when the SP's are available, they are their own boss. The SP can post their available dates and times but they are also free to change that pre-planned schedule whenever they feel like changing it.</text:p>
      <text:p text:style-name="Standard"/>
      <text:p text:style-name="Standard">SP's will manually confirm their appointment with the client via email, no confirmation, no transaction.</text:p>
      <text:p text:style-name="Standard">This is an IN HOME SERVICE talaga, if the pet owner wants the SP to cut hair in their house and make a mess, then that is their choice (primary option), BUT if the SP will offer the pet owner to allow the SP to come to the home, pick up the pet, take the pet to a more comfortable place such as the SP's home where there is special equipment for holding the pet firmly, then that can be an option, hence the SP will have to deliver the pet back to the clients home and collect payment (secondary option). Otherwise the SP will need to carry the special device to hold the pet firmly and cut hair in the clients home. If you have seen this device, its portable so no real problem.</text:p>
      <text:p text:style-name="Standard"/>
      <text:p text:style-name="Standard">Sir stressed that each transaction is a PER TRANSACTION BASIS, don't double up on jobs per receipt. PAYMENT HISTORY was mentioned as an output from the db.</text:p>
      <text:p text:style-name="Standard"/>
      <text:p text:style-name="Standard">SCHEDULING, does the SP promise an exact time on the day of the transaction, or does the SP want to inform the client that the schedule is AM or PM with no exact or even approximate time given? This needs to be built into the Web App when the client opens up the Transaction page to fill in a schedule form. What time system will be displayed? What about jobs that take too long, what about traffic to get to the other side of town?</text:p>
      <text:p text:style-name="Standard"/>
      <text:p text:style-name="Standard">NEW DIRECTION, all New Sign Ups will be routed to a db via the Main Page via Admin via Nodejs code to a db, then depending on who the new member is, new Client or new SP, when that member comes back to the Web App they will Log In via PHP or JAVA within their Web Pages code and be directed to their proper Web Page, Client or SP. The Business Owner and the Admin will have previously signed up and we can assume that there will be no new Owners or new Admins BUT those people still need to be in a db of names and passwords.</text:p>
      <text:p text:style-name="Standard"/>
      <text:p text:style-name="Standard">THOUGHT, do we only want one db to hold 100% of Fur Tales data, OR do we want a second db to hold secure information such as passwords and Sign Up and Log In information?</text:p>
      <text:p text:style-name="Standard"/>
      <text:p text:style-name="Standard">The DATABASE needs to be filled with appropriate data, it is recommended that members of our team who are not able to code well and are not helping much on the overall build, be the ones to fill the database with a good amount of information, we need to construct a good amount of fake data as though the business has been open for a month or more was suggested by Sir.</text:p>
      <text:p text:style-name="Standard"/>
      <text:p text:style-name="Standard"><text:soft-page-break/>Sir also stressed that we only have two weeks, so I think 19 May, Friday, may be the last day, maybe turn it in on Google Classroom on the 18<text:span text:style-name="T1">th</text:span>. We actually need to be done prior to the actual deadline so we can test and practice the project to insure its fully working from our USB. The main concern at this point is that the THREE different languages are communicating together. The latest development of having the Sign Up and Sign In process being handled in a new way.</text:p>
      <text:p text:style-name="Standard"/>
      <text:p text:style-name="Standard">Leader Liwanag will assign more jobs to more members, as we are all aware, two of our other projects in Sir Dales classes will be finished this week so that should free up more time for Fur Tales, we all understand that there is still a project in Webtek Lecture and a Networks Lab individual project, good luck to us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ane Donaldson</meta:initial-creator>
    <meta:creation-date>2017-05-02T18:50:29.99</meta:creation-date>
    <dc:date>2017-05-07T10:50:56.49</dc:date>
    <dc:creator>Duane Donaldson</dc:creator>
    <meta:editing-duration>PT1H5S</meta:editing-duration>
    <meta:editing-cycles>3</meta:editing-cycles>
    <meta:generator>OpenOffice/4.1.1$Win32 OpenOffice.org_project/411m6$Build-9775</meta:generator>
    <meta:document-statistic meta:table-count="0" meta:image-count="0" meta:object-count="0" meta:page-count="2" meta:paragraph-count="14" meta:word-count="802" meta:character-count="4147"/>
  </office:meta>
</office:document-meta>
</file>